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2.49pt"/>
    </style:style>
    <style:style style:name="co3" style:family="table-column">
      <style:table-column-properties fo:break-before="auto" style:column-width="231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op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sh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nitial measurement – nice top antenna!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From simulation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Pretty nice!</text:p>
          </table:table-cell>
        </table:table-row>
      </table:table>
      <table:table table:name="Side" table:style-name="ta1"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s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measurement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From simulation</text:p>
          </table:table-cell>
        </table:table-row>
        <table:table-row table:style-name="ro1">
          <table:table-cell table:number-columns-repeated="2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12:41:48.275304857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7:17:08.765000000</meta:creation-date>
    <dc:date>2016-05-10T13:12:20.095790432</dc:date>
    <meta:editing-duration>PT2H11M46S</meta:editing-duration>
    <meta:editing-cycles>34</meta:editing-cycles>
    <meta:generator>LibreOffice/5.1.2.2.0$Linux_X86_64 LibreOffice_project/10m0$Build-2</meta:generator>
    <meta:document-statistic meta:table-count="2" meta:cell-count="37" meta:object-count="0"/>
  </office:meta>
</office:document-meta>
</file>